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Calibri" svg:font-family="Calibri"/>
  </office:font-face-decls>
  <office:automatic-styles>
    <style:style style:name="P1" style:family="paragraph" style:parent-style-name="Normal" style:master-page-name="Standard"/>
    <style:style style:name="T1_1" style:family="text">
      <style:text-properties fo:letter-spacing="0cm"/>
    </style:style>
    <style:style style:name="P2" style:family="paragraph" style:parent-style-name="Normal"/>
    <style:style style:name="P3" style:family="paragraph" style:parent-style-name="Normal"/>
    <style:style style:name="T3_1" style:family="text">
      <style:text-properties fo:font-size="10pt" style:font-size-asian="10pt" fo:font-weight="bold" style:font-weight-asian="bold"/>
    </style:style>
    <style:style style:name="P4" style:family="paragraph" style:parent-style-name="Normal"/>
    <style:style style:name="P5" style:family="paragraph" style:parent-style-name="Normal"/>
    <style:style style:name="T5_1" style:family="text"/>
    <style:style style:name="P6" style:family="paragraph" style:parent-style-name="Normal"/>
    <style:style style:name="P7" style:family="paragraph" style:parent-style-name="Normal"/>
    <style:style style:name="T7_1" style:family="text">
      <style:text-properties fo:font-weight="bold" style:font-weight-asian="bold"/>
    </style:style>
    <style:style style:name="P8" style:family="paragraph" style:parent-style-name="Normal"/>
    <style:style style:name="P9" style:family="paragraph" style:parent-style-name="Normal"/>
    <style:style style:name="T9_1" style:family="text"/>
    <style:style style:name="P10" style:family="paragraph" style:parent-style-name="Normal"/>
    <style:style style:name="T10_1" style:family="text">
      <style:text-properties fo:font-style="italic" style:font-style-asian="italic"/>
    </style:style>
    <style:style style:name="P11" style:family="paragraph" style:parent-style-name="Normal"/>
    <style:style style:name="P12" style:family="paragraph" style:parent-style-name="Normal"/>
    <style:style style:name="T12_1" style:family="text">
      <style:text-properties fo:font-weight="bold" style:font-weight-asian="bold"/>
    </style:style>
    <style:style style:name="P13" style:family="paragraph" style:parent-style-name="Normal"/>
    <style:style style:name="P14" style:family="paragraph" style:parent-style-name="Normal"/>
    <style:style style:name="T14_1" style:family="text">
      <style:text-properties fo:font-weight="bold" style:font-weight-asian="bold"/>
    </style:style>
    <style:style style:name="P15" style:family="paragraph" style:parent-style-name="Normal"/>
    <style:style style:name="T15_1" style:family="text">
      <style:text-properties fo:font-weight="bold" style:font-weight-asian="bold"/>
    </style:style>
    <style:style style:name="P16" style:family="paragraph" style:parent-style-name="Normal"/>
    <style:style style:name="T16_1" style:family="text"/>
    <style:style style:name="P17" style:family="paragraph" style:parent-style-name="Normal"/>
    <style:style style:name="P18" style:family="paragraph" style:parent-style-name="Normal"/>
    <style:style style:name="T18_1" style:family="text"/>
    <style:style style:name="P19" style:family="paragraph" style:parent-style-name="Normal"/>
    <style:style style:name="T19_1" style:family="text">
      <style:text-properties fo:font-style="italic" style:font-style-asian="italic"/>
    </style:style>
    <style:style style:name="P20" style:family="paragraph" style:parent-style-name="Normal"/>
    <style:style style:name="P21" style:family="paragraph" style:parent-style-name="Normal"/>
    <style:style style:name="T21_1" style:family="text"/>
    <style:style style:name="P22" style:family="paragraph" style:parent-style-name="Normal"/>
    <style:style style:name="P23" style:family="paragraph" style:parent-style-name="Normal"/>
    <style:style style:name="T23_1" style:family="text"/>
    <style:style style:name="P24" style:family="paragraph" style:parent-style-name="Normal"/>
    <style:style style:name="P25" style:family="paragraph" style:parent-style-name="Normal"/>
    <style:style style:name="T25_1" style:family="text"/>
    <style:style style:name="P26" style:family="paragraph" style:parent-style-name="Normal"/>
    <style:style style:name="T26_1" style:family="text">
      <style:text-properties fo:font-style="italic" style:font-style-asian="italic"/>
    </style:style>
    <style:style style:name="P27" style:family="paragraph" style:parent-style-name="Normal"/>
    <style:style style:name="P28" style:family="paragraph" style:parent-style-name="Normal"/>
    <style:style style:name="T28_1" style:family="text"/>
    <style:style style:name="P29" style:family="paragraph" style:parent-style-name="Normal"/>
    <style:style style:name="T29_1" style:family="text">
      <style:text-properties fo:font-style="italic" style:font-style-asian="italic"/>
    </style:style>
    <style:style style:name="P30" style:family="paragraph" style:parent-style-name="Normal"/>
    <style:style style:name="P31" style:family="paragraph" style:parent-style-name="Normal"/>
    <style:style style:name="T31_1" style:family="text">
      <style:text-properties fo:font-style="normal" style:font-style-asian="normal" fo:font-weight="bold" style:font-weight-asian="bold"/>
    </style:style>
    <style:style style:name="P32" style:family="paragraph" style:parent-style-name="Normal"/>
    <style:style style:name="T32_1" style:family="text">
      <style:text-properties fo:font-style="normal" style:font-style-asian="normal" fo:font-weight="normal" style:font-weight-asian="normal"/>
    </style:style>
    <style:style style:name="P33" style:family="paragraph" style:parent-style-name="Normal"/>
    <style:style style:name="P34" style:family="paragraph" style:parent-style-name="Normal"/>
    <style:style style:name="T34_1" style:family="text">
      <style:text-properties fo:font-style="normal" style:font-style-asian="normal" fo:font-weight="normal" style:font-weight-asian="normal"/>
    </style:style>
    <style:style style:name="P35" style:family="paragraph" style:parent-style-name="Normal"/>
    <style:style style:name="P36" style:family="paragraph" style:parent-style-name="Normal"/>
    <style:style style:name="T36_1" style:family="text">
      <style:text-properties fo:font-style="normal" style:font-style-asian="normal" fo:font-weight="normal" style:font-weight-asian="normal"/>
    </style:style>
    <style:style style:name="P37" style:family="paragraph" style:parent-style-name="Normal"/>
    <style:style style:name="P38" style:family="paragraph" style:parent-style-name="Normal"/>
    <style:style style:name="T38_1" style:family="text">
      <style:text-properties fo:font-style="normal" style:font-style-asian="normal" fo:font-weight="normal" style:font-weight-asian="normal"/>
    </style:style>
    <style:style style:name="P39" style:family="paragraph" style:parent-style-name="Normal"/>
    <style:style style:name="P40" style:family="paragraph" style:parent-style-name="Normal"/>
    <style:style style:name="T40_1" style:family="text">
      <style:text-properties fo:font-style="normal" style:font-style-asian="normal" fo:font-weight="normal" style:font-weight-asian="normal"/>
    </style:style>
    <style:style style:name="P41" style:family="paragraph" style:parent-style-name="Normal"/>
    <style:style style:name="P42" style:family="paragraph" style:parent-style-name="Normal"/>
    <style:style style:name="T42_1" style:family="text">
      <style:text-properties fo:font-style="normal" style:font-style-asian="normal" fo:font-weight="normal" style:font-weight-asian="normal"/>
    </style:style>
    <style:style style:name="P43" style:family="paragraph" style:parent-style-name="Normal"/>
    <style:style style:name="P44" style:family="paragraph" style:parent-style-name="Normal"/>
    <style:style style:name="T44_1" style:family="text">
      <style:text-properties fo:font-style="normal" style:font-style-asian="normal" fo:font-weight="normal" style:font-weight-asian="normal"/>
    </style:style>
    <style:style style:name="P45" style:family="paragraph" style:parent-style-name="Normal"/>
    <style:style style:name="P46" style:family="paragraph" style:parent-style-name="Normal"/>
    <style:style style:name="T46_1" style:family="text">
      <style:text-properties fo:font-style="normal" style:font-style-asian="normal" fo:font-weight="normal" style:font-weight-asian="normal"/>
    </style:style>
    <style:style style:name="P47" style:family="paragraph" style:parent-style-name="Normal"/>
    <style:style style:name="P48" style:family="paragraph" style:parent-style-name="Normal"/>
    <style:style style:name="T48_1" style:family="text">
      <style:text-properties fo:font-style="normal" style:font-style-asian="normal" fo:font-weight="normal" style:font-weight-asian="normal"/>
    </style:style>
    <style:style style:name="P49" style:family="paragraph" style:parent-style-name="Normal"/>
    <style:style style:name="P50" style:family="paragraph" style:parent-style-name="Normal"/>
    <style:style style:name="T50_1" style:family="text">
      <style:text-properties fo:font-style="normal" style:font-style-asian="normal" fo:font-weight="normal" style:font-weight-asian="normal"/>
    </style:style>
    <style:style style:name="P51" style:family="paragraph" style:parent-style-name="Normal"/>
    <style:style style:name="P52" style:family="paragraph" style:parent-style-name="Normal"/>
    <style:style style:name="T52_1" style:family="text">
      <style:text-properties fo:font-style="normal" style:font-style-asian="normal" fo:font-weight="normal" style:font-weight-asian="normal"/>
    </style:style>
    <style:style style:name="P53" style:family="paragraph" style:parent-style-name="Normal"/>
    <style:style style:name="P54" style:family="paragraph" style:parent-style-name="Normal"/>
    <style:style style:name="T54_1" style:family="text">
      <style:text-properties fo:font-style="normal" style:font-style-asian="normal" fo:font-weight="normal" style:font-weight-asian="normal"/>
    </style:style>
    <style:style style:name="P55" style:family="paragraph" style:parent-style-name="Normal"/>
    <style:style style:name="P56" style:family="paragraph" style:parent-style-name="Normal"/>
    <style:style style:name="T56_1" style:family="text">
      <style:text-properties fo:font-weight="bold" style:font-weight-asian="bold"/>
    </style:style>
    <style:style style:name="P57" style:family="paragraph" style:parent-style-name="Normal"/>
    <style:style style:name="P58" style:family="paragraph" style:parent-style-name="Normal"/>
    <style:style style:name="T58_1" style:family="text"/>
    <style:style style:name="T58_2" style:family="text">
      <style:text-properties style:text-position="super 58%"/>
    </style:style>
    <style:style style:name="T58_3" style:family="text"/>
    <style:style style:name="P59" style:family="paragraph" style:parent-style-name="Normal"/>
    <style:style style:name="P60" style:family="paragraph" style:parent-style-name="Normal"/>
    <style:style style:name="T60_1" style:family="text"/>
    <style:style style:name="P61" style:family="paragraph" style:parent-style-name="Normal"/>
    <style:style style:name="P62" style:family="paragraph" style:parent-style-name="Normal"/>
    <style:style style:name="T62_1" style:family="text"/>
  </office:automatic-styles>
  <office:body>
    <office:text>
      <text:p text:style-name="P1"><text:span text:style-name="T1_1">3120<text:s/>-<text:s/>Happy<text:s/>Finish<text:s/>Group<text:s/>-<text:s/>Change<text:s/>Request<text:s/>for<text:s/>Projects<text:s/>sync</text:span></text:p>
      <text:p text:style-name="P2"/>
      <text:p text:style-name="P3"><text:span text:style-name="T3_1">CRM<text:s/>Billing<text:s/>Contact<text:s/>lookup<text:s/>field.</text:span></text:p>
      <text:p text:style-name="P4"/>
      <text:p text:style-name="P5"><text:span text:style-name="T5_1">Client<text:s/>wants<text:s/>this<text:s/>to<text:s/>be<text:s/>implemented<text:s/>ASAP<text:s/>-<text:s/>add<text:s/>a<text:s/>new<text:s/>Account<text:s/>lookup<text:s/>to<text:s/>Opportunities<text:s/>record,<text:s/>the<text:s/>syncing<text:s/>functions<text:s/>for<text:s/>Estimates<text:s/>&amp;<text:s/>Purchase<text:s/>Orders<text:s/>will<text:s/>need<text:s/>to<text:s/>have<text:s/>the<text:s/>Account<text:s/>information<text:s/>be<text:s/>pulled<text:s/>from<text:s/>the<text:s/>new<text:s/>Billing<text:s/>Account<text:s/>field<text:s/>on<text:s/>the<text:s/>Opp,<text:s/>or<text:s/>the<text:s/>standard<text:s/>associated<text:s/>Account<text:s/>if<text:s/>not.</text:span></text:p>
      <text:p text:style-name="P6"/>
      <text:p text:style-name="P7"><text:span text:style-name="T7_1">N-level<text:s/>Account<text:s/>parent-child<text:s/>relationship.</text:span></text:p>
      <text:p text:style-name="P8"/>
      <text:p text:style-name="P9"><text:span text:style-name="T9_1">Client<text:s/>wants<text:s/>the<text:s/>ability<text:s/>to<text:s/>report<text:s/>in<text:s/>Analytics<text:s/>based<text:s/>on<text:s/>the<text:s/>Account<text:s/>families,<text:s/>with<text:s/>the<text:s/>relationships<text:s/>being<text:s/>defined<text:s/>by<text:s/>a<text:s/>lookup<text:s/>field<text:s/>on<text:s/>the<text:s/>Account<text:s/>records.</text:span></text:p>
      <text:p text:style-name="P10"><text:span text:style-name="T10_1">-Note;<text:s/>the<text:s/>lookup<text:s/>fields<text:s/>should<text:s/>already<text:s/>be<text:s/>present<text:s/>in<text:s/>the<text:s/>CRM</text:span></text:p>
      <text:p text:style-name="P11"/>
      <text:p text:style-name="P12"><text:span text:style-name="T12_1">Projects<text:s/>to<text:s/>Books<text:s/>integration.</text:span></text:p>
      <text:p text:style-name="P13"/>
      <text:p text:style-name="P14"><text:span text:style-name="T14_1">Plan<text:s/>of<text:s/>Action;</text:span></text:p>
      <text:p text:style-name="P15"><text:span text:style-name="T15_1">Summary;</text:span></text:p>
      <text:p text:style-name="P16"><text:span text:style-name="T16_1">Creation<text:s/>of<text:s/>creator<text:s/>app<text:s/>that<text:s/>stores<text:s/>the<text:s/>Projects(id<text:s/>No.)<text:s/>against<text:s/>the<text:s/>relevant<text:s/>information<text:s/>within<text:s/>CRM<text:s/>to<text:s/>perform<text:s/>match<text:s/>to<text:s/>a<text:s/>books<text:s/>instance,<text:s/>contact<text:s/>&amp;<text:s/>currency<text:s/>CRM<text:s/>(currency,<text:s/>Account<text:s/>Name,<text:s/>Account<text:s/>Region).<text:s/>The<text:s/>information<text:s/>is<text:s/>to<text:s/>be<text:s/>fed<text:s/>into<text:s/>the<text:s/>Creator<text:s/>app<text:s/>piggybacking<text:s/>off<text:s/>of<text:s/>the<text:s/>existing<text:s/>project<text:s/>creation<text:s/>script<text:s/>within<text:s/>CRM.</text:span></text:p>
      <text:p text:style-name="P17"/>
      <text:p text:style-name="P18"><text:span text:style-name="T18_1">When<text:s/>the<text:s/>record<text:s/>is<text:s/>populated<text:s/>from<text:s/>the<text:s/>CRM,<text:s/>Creator<text:s/>looks<text:s/>for<text:s/>a<text:s/>matching<text:s/>company<text:s/>within<text:s/>the<text:s/>correct<text:s/>books<text:s/>instance,<text:s/>using<text:s/>name<text:s/>matching,<text:s/>and<text:s/>verified<text:s/>with<text:s/>the<text:s/>billing<text:s/>ZIP<text:s/>code<text:s/>&amp;<text:s/>currency<text:s/>code.<text:s/>If<text:s/>a<text:s/>matching<text:s/>contact<text:s/>cannot<text:s/>be<text:s/>found,<text:s/>the<text:s/>project<text:s/>push<text:s/>is<text:s/>not<text:s/>to<text:s/>be<text:s/>made,<text:s/>and<text:s/>an<text:s/>automated<text:s/>email<text:s/>should<text:s/>be<text:s/>sent<text:s/>to<text:s/>finance.<text:s/>Recommended<text:s/>that<text:s/>a<text:s/>filtered<text:s/>report<text:s/>is<text:s/>set<text:s/>up<text:s/>in<text:s/>the<text:s/>creator<text:s/>app<text:s/>for<text:s/>them<text:s/>to<text:s/>work<text:s/>on<text:s/>to<text:s/>correct<text:s/>the<text:s/>errors.</text:span></text:p>
      <text:p text:style-name="P19"><text:span text:style-name="T19_1">-Note;<text:s/>The<text:s/>transaction<text:s/>records<text:s/>will<text:s/>need<text:s/>a<text:s/>lookup<text:s/>field<text:s/>to<text:s/>connect<text:s/>to<text:s/>the<text:s/>internal<text:s/>project<text:s/>in<text:s/>the<text:s/>Books<text:s/>instance<text:s/>for<text:s/>reporting<text:s/>in<text:s/>BI.</text:span></text:p>
      <text:p text:style-name="P20"/>
      <text:p text:style-name="P21"><text:span text:style-name="T21_1">The<text:s/>Creator<text:s/>app<text:s/>is<text:s/>to<text:s/>retain<text:s/>a<text:s/>list<text:s/>of<text:s/>open<text:s/>projects,<text:s/>and<text:s/>pull<text:s/>the<text:s/>timesheets<text:s/>for<text:s/>them<text:s/>once<text:s/>per<text:s/>day<text:s/>on<text:s/>a<text:s/>schedule,<text:s/>populating<text:s/>them<text:s/>into<text:s/>the<text:s/>appropriate<text:s/>books<text:s/>instance.</text:span></text:p>
      <text:p text:style-name="P22"/>
      <text:p text:style-name="P23"><text:span text:style-name="T23_1">Projects<text:s/>that<text:s/>are<text:s/>marked<text:s/>as<text:s/>closed<text:s/>in<text:s/>projects<text:s/>need<text:s/>to<text:s/>update<text:s/>the<text:s/>record<text:s/>in<text:s/>the<text:s/>creator<text:s/>app<text:s/>table<text:s/>as<text:s/>closed<text:s/>to<text:s/>not<text:s/>waste<text:s/>api<text:s/>calls.</text:span></text:p>
      <text:p text:style-name="P24"/>
      <text:p text:style-name="P25"><text:span text:style-name="T25_1">A<text:s/>table<text:s/>matching<text:s/>users<text:s/>against<text:s/>their<text:s/>billable<text:s/>rate<text:s/>must<text:s/>be<text:s/>stored<text:s/>in<text:s/>creator.</text:span></text:p>
      <text:p text:style-name="P26"><text:span text:style-name="T26_1">-Note,<text:s/>it<text:s/>is<text:s/>entirely<text:s/>possible<text:s/>that<text:s/>the<text:s/>users<text:s/>will<text:s/>need<text:s/>to<text:s/>be<text:s/>in<text:s/>the<text:s/>Books<text:s/>instances<text:s/>to<text:s/>have<text:s/>the<text:s/>time<text:s/>logged<text:s/>in<text:s/>their<text:s/>names<text:s/>on<text:s/>the<text:s/>projects.</text:span></text:p>
      <text:p text:style-name="P27"/>
      <text:p text:style-name="P28"><text:span text:style-name="T28_1">A<text:s/>currency<text:s/>conversion<text:s/>rate<text:s/>table<text:s/>from<text:s/>GBP<text:s/>to<text:s/>USD<text:s/>&amp;<text:s/>EUR<text:s/>needs<text:s/>to<text:s/>be<text:s/>maintained<text:s/>in<text:s/>creator,<text:s/>and<text:s/>updated<text:s/>from<text:s/>booksUK<text:s/>daily.</text:span></text:p>
      <text:p text:style-name="P29"><text:span text:style-name="T29_1">-Note;<text:s/>this<text:s/>is<text:s/>present<text:s/>within<text:s/>HFG<text:s/>CRM<text:s/>as<text:s/>a<text:s/>function<text:s/>already.<text:s/>The<text:s/>functionality<text:s/>can<text:s/>either<text:s/>be<text:s/>cloned<text:s/>into<text:s/>the<text:s/>creator<text:s/>app,<text:s/>or<text:s/>an<text:s/>update<text:s/>can<text:s/>be<text:s/>called<text:s/>to<text:s/>the<text:s/>report<text:s/>that<text:s/>stores<text:s/>the<text:s/>EXR.</text:span></text:p>
      <text:p text:style-name="P30"/>
      <text:p text:style-name="P31"><text:span text:style-name="T31_1">Step-by-step<text:s/>breakdown;</text:span></text:p>
      <text:list text:style-name="LS1" xml:id="list0">
        <text:list-item>
          <text:p text:style-name="P32"><text:span text:style-name="T32_1">Creator<text:s/>app<text:s/>table<text:s/>for<text:s/>projects.<text:s/>To<text:s/>Store<text:s/>Projects<text:s/>project<text:s/>ID,<text:s/>Books<text:s/>Project<text:s/>ID,<text:s/>Currency<text:s/>code<text:s/>(e.g.<text:s/>“GBP”),<text:s/>Associated<text:s/>Account<text:s/>Name,<text:s/>Account<text:s/>Region<text:s/>(field<text:s/>on<text:s/>CRM<text:s/>opp),Open<text:s/>status<text:s/>(drop<text:s/>down<text:s/>with<text:s/>open/closed<text:s/>or<text:s/>a<text:s/>BOOL<text:s/>flag),Books<text:s/>posting<text:s/>return<text:s/>field<text:s/>(to<text:s/>store<text:s/>success/failure<text:s/>returns).</text:span></text:p>
        </text:list-item>
      </text:list>
      <text:p text:style-name="P33"/>
      <text:list text:style-name="LS1" xml:id="list1" text:continue-list="list0">
        <text:list-item>
          <text:p text:style-name="P34"><text:span text:style-name="T34_1">Creator<text:s/>app<text:s/>table<text:s/>for<text:s/>timesheets.<text:s/>To<text:s/>store<text:s/>Projects<text:s/>project<text:s/>ID,<text:s/>Employee,Date<text:s/>logged,<text:s/>time<text:s/>logged,<text:s/>Description<text:s/>field</text:span></text:p>
        </text:list-item>
      </text:list>
      <text:p text:style-name="P35"/>
      <text:list text:style-name="LS1" xml:id="list2" text:continue-list="list0">
        <text:list-item>
          <text:p text:style-name="P36"><text:span text:style-name="T36_1">Creator<text:s/>app<text:s/>table<text:s/>for<text:s/>Employees.<text:s/>To<text:s/>store<text:s/>Employee<text:s/>name,<text:s/>Projects<text:s/>Employee<text:s/>ID,<text:s/>Hourly<text:s/>Rate<text:s/>(in<text:s/>GBP).</text:span></text:p>
        </text:list-item>
      </text:list>
      <text:p text:style-name="P37"/>
      <text:list text:style-name="LS1" xml:id="list3" text:continue-list="list0">
        <text:list-item>
          <text:p text:style-name="P38"><text:span text:style-name="T38_1">Creator<text:s/>app<text:s/>table<text:s/>for<text:s/>currency<text:s/>EXR.<text:s/>To<text:s/>store<text:s/>Currency<text:s/>code(e.g.<text:s/>USD),<text:s/>the<text:s/>EXR<text:s/>from<text:s/>GBP<text:s/>to<text:s/>that<text:s/>currency<text:s/>(the<text:s/>flat<text:s/>constant<text:s/>multiplied<text:s/>by<text:s/>to<text:s/>convert).</text:span></text:p>
        </text:list-item>
      </text:list>
      <text:p text:style-name="P39"/>
      <text:list text:style-name="LS1" xml:id="list4" text:continue-list="list0">
        <text:list-item>
          <text:p text:style-name="P40"><text:span text:style-name="T40_1">Creator<text:s/>Report<text:s/>that<text:s/>shows<text:s/>the<text:s/>projects<text:s/>that<text:s/>have<text:s/>failed<text:s/>the<text:s/>import.<text:s/>Finance<text:s/>will<text:s/>need<text:s/>access<text:s/>to<text:s/>this.</text:span></text:p>
        </text:list-item>
      </text:list>
      <text:p text:style-name="P41"/>
      <text:list text:style-name="LS1" xml:id="list5" text:continue-list="list0">
        <text:list-item>
          <text:p text:style-name="P42"><text:span text:style-name="T42_1">Creator<text:s/>app<text:s/>needs<text:s/>Scheduling<text:s/>functionality<text:s/>to<text:s/>run<text:s/>multiple<text:s/>scripts.</text:span></text:p>
        </text:list-item>
      </text:list>
      <text:p text:style-name="P43"/>
      <text:list text:style-name="LS1" xml:id="list6" text:continue-list="list0">
        <text:list-item>
          <text:p text:style-name="P44"><text:span text:style-name="T44_1">Script<text:s/>to<text:s/>populate<text:s/>information<text:s/>from<text:s/>CRM<text:s/>&amp;<text:s/>project<text:s/>ID<text:s/>on<text:s/>project<text:s/>creation.</text:span></text:p>
        </text:list-item>
      </text:list>
      <text:p text:style-name="P45"/>
      <text:list text:style-name="LS1" xml:id="list7" text:continue-list="list0">
        <text:list-item>
          <text:p text:style-name="P46"><text:span text:style-name="T46_1">Script<text:s/>to<text:s/>mark<text:s/>project<text:s/>records<text:s/>in<text:s/>Creator<text:s/>as<text:s/>closed.</text:span></text:p>
        </text:list-item>
      </text:list>
      <text:p text:style-name="P47"/>
      <text:list text:style-name="LS1" xml:id="list8" text:continue-list="list0">
        <text:list-item>
          <text:p text:style-name="P48"><text:span text:style-name="T48_1">Script<text:s/>to<text:s/>sync<text:s/>project<text:s/>record<text:s/>to<text:s/>correct<text:s/>Books<text:s/>instance,<text:s/>with<text:s/>the<text:s/>correct<text:s/>currency<text:s/>associated.<text:s/>Note<text:s/>-<text:s/>if<text:s/>the<text:s/>associated<text:s/>Account<text:s/>cannot<text:s/>be<text:s/>matched<text:s/>by<text:s/>name<text:s/>&amp;<text:s/>billing<text:s/>ZIP<text:s/>&amp;<text:s/>currency,<text:s/>DO<text:s/>NOT<text:s/>PUSH<text:s/>TO<text:s/>BOOKS.<text:s/>Return<text:s/>an<text:s/>error<text:s/>to<text:s/>the<text:s/>post<text:s/>return<text:s/>field<text:s/>on<text:s/>the<text:s/>Creator<text:s/>record,<text:s/>and<text:s/>trigger<text:s/>the<text:s/>below<text:s/>script.<text:s/>Will<text:s/>also<text:s/>need<text:s/>this<text:s/>on<text:s/>a<text:s/>button<text:s/>that<text:s/>the<text:s/>finance<text:s/>team<text:s/>can<text:s/>activate<text:s/>once<text:s/>they<text:s/>have<text:s/>fixed<text:s/>the<text:s/>record.<text:s/>The<text:s/>button<text:s/>version<text:s/>needs<text:s/>to<text:s/>be<text:s/>able<text:s/>to<text:s/>make<text:s/>a<text:s/>new<text:s/>Account<text:s/>in<text:s/>Books,<text:s/>as<text:s/>it<text:s/>will<text:s/>be<text:s/>manually<text:s/>vetted.</text:span></text:p>
        </text:list-item>
      </text:list>
      <text:p text:style-name="P49"/>
      <text:list text:style-name="LS1" xml:id="list9" text:continue-list="list0">
        <text:list-item>
          <text:p text:style-name="P50"><text:span text:style-name="T50_1">Script<text:s/>to<text:s/>send<text:s/>automatic<text:s/>notification<text:s/>email<text:s/>to<text:s/>finance<text:s/>team<text:s/>when<text:s/>a<text:s/>matching<text:s/>attempt<text:s/>fails<text:s/>in<text:s/>the<text:s/>application.</text:span></text:p>
        </text:list-item>
      </text:list>
      <text:p text:style-name="P51"/>
      <text:list text:style-name="LS1" xml:id="list10" text:continue-list="list0">
        <text:list-item>
          <text:p text:style-name="P52"><text:span text:style-name="T52_1">SCHEDULED/DAILY<text:s/>-<text:s/>script<text:s/>to<text:s/>pull<text:s/>days<text:s/>timesheets<text:s/>for<text:s/>active<text:s/>project<text:s/>records<text:s/>in<text:s/>Creator,<text:s/>and<text:s/>then<text:s/>push<text:s/>these<text:s/>to<text:s/>the<text:s/>project<text:s/>on<text:s/>the<text:s/>correct<text:s/>Books<text:s/>instance.</text:span></text:p>
        </text:list-item>
      </text:list>
      <text:p text:style-name="P53"/>
      <text:list text:style-name="LS1" xml:id="list11" text:continue-list="list0">
        <text:list-item>
          <text:p text:style-name="P54"><text:span text:style-name="T54_1">SCHEDULED/DAILY<text:s/>-<text:s/>script<text:s/>to<text:s/>update<text:s/>the<text:s/>currency<text:s/>EXR<text:s/>for<text:s/>the<text:s/>non-base<text:s/>currencies<text:s/>(USD<text:s/>&amp;&amp;<text:s/>EUR).</text:span></text:p>
        </text:list-item>
      </text:list>
      <text:p text:style-name="P55"/>
      <text:p text:style-name="P56"><text:span text:style-name="T56_1">Basic<text:s/>run-down;</text:span></text:p>
      <text:p text:style-name="P57"/>
      <text:p text:style-name="P58"><text:span text:style-name="T58_1">The<text:s/>Client<text:s/>is<text:s/>happy<text:s/>with<text:s/>the<text:s/>implementation<text:s/>of<text:s/>the<text:s/>sync<text:s/>replacement<text:s/>as<text:s/>described<text:s/>above.<text:s/>They<text:s/>are<text:s/>eager<text:s/>to<text:s/>have<text:s/>the<text:s/>work<text:s/>done<text:s/>ASAP,<text:s/>preferably<text:s/>before<text:s/>the<text:s/>1</text:span><text:span text:style-name="T58_2">st</text:span><text:span text:style-name="T58_3"><text:s/>of<text:s/>July,<text:s/>or<text:s/>shortly<text:s/>thereafter,<text:s/>as<text:s/>they<text:s/>start<text:s/>their<text:s/>new<text:s/>financial<text:s/>year<text:s/>that<text:s/>month.</text:span></text:p>
      <text:p text:style-name="P59"/>
      <text:p text:style-name="P60"><text:span text:style-name="T60_1">Further,<text:s/>they<text:s/>are<text:s/>looking<text:s/>to<text:s/>have<text:s/>a<text:s/>script<text:s/>run<text:s/>from<text:s/>contacts<text:s/>in<text:s/>Books<text:s/>to<text:s/>flag<text:s/>matching<text:s/>records<text:s/>in<text:s/>CRM<text:s/>with<text:s/>the<text:s/>“Sync<text:s/>to<text:s/>Books”<text:s/>flag,<text:s/>as<text:s/>they<text:s/>are<text:s/>having<text:s/>difficulty<text:s/>managing<text:s/>the<text:s/>data.<text:s/>Sharon<text:s/>should<text:s/>be<text:s/>sending<text:s/>in<text:s/>a<text:s/>ticket<text:s/>to<text:s/>support<text:s/>regarding<text:s/>this<text:s/>soon.</text:span></text:p>
      <text:p text:style-name="P61"/>
      <text:p text:style-name="P62"><text:span text:style-name="T62_1">For<text:s/>further<text:s/>information<text:s/>regarding<text:s/>this,<text:s/>the<text:s/>scoping<text:s/>write<text:s/>up<text:s/>covers<text:s/>this<text:s/>topic,<text:s/>along<text:s/>with<text:s/>the<text:s/>recording,<text:s/>which<text:s/>should<text:s/>be<text:s/>in<text:s/>the<text:s/>workdrive<text:s/>folder.<text:s/>If<text:s/>not,<text:s/>Sharon<text:s/>has<text:s/>the<text:s/>live<text:s/>copy,<text:s/>as<text:s/>the<text:s/>meeting<text:s/>took<text:s/>place<text:s/>on<text:s/>the<text:s/>clients<text:s/>google<text:s/>meet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line-height="100%" fo:margin-top="0cm" fo:margin-bottom="0cm" fo:orphans="2" fo:widows="2"/>
      <style:text-properties style:font-name="Calibri" fo:font-size="10pt" style:font-name-asian="Calibri" style:font-size-asian="10pt" style:font-name-complex="Calibri" style:font-size-complex="10pt"/>
    </style:style>
    <style:style style:name="Heading_20_1" style:display-name="Heading 1" style:family="paragraph" style:parent-style-name="Normal" style:default-outline-level="1">
      <style:paragraph-properties fo:margin-top="0cm" fo:margin-bottom="0cm"/>
      <style:text-properties fo:color="#2e75b6" style:font-name="Calibri" fo:font-size="18pt" style:font-name-asian="Calibri" style:font-size-asian="18pt" style:font-name-complex="Calibri" fo:font-weight="bold" style:font-weight-asian="bold"/>
    </style:style>
    <style:style style:name="Heading_20_2" style:display-name="Heading 2" style:family="paragraph" style:parent-style-name="Normal" style:default-outline-level="2">
      <style:paragraph-properties fo:margin-top="0cm" fo:margin-bottom="0cm"/>
      <style:text-properties fo:color="#5b9bd5" style:font-name="Calibri" fo:font-size="14pt" style:font-name-asian="Calibri" style:font-size-asian="14pt" style:font-name-complex="Calibri" fo:font-weight="bold" style:font-weight-asian="bold"/>
    </style:style>
    <style:style style:name="Heading_20_3" style:display-name="Heading 3" style:family="paragraph" style:parent-style-name="Normal" style:default-outline-level="3">
      <style:paragraph-properties fo:margin-top="0cm" fo:margin-bottom="0cm"/>
      <style:text-properties fo:color="#5b9bd5" style:font-name="Calibri" fo:font-size="12pt" style:font-name-asian="Calibri" style:font-size-asian="12pt" style:font-name-complex="Calibri" fo:font-weight="bold" style:font-weight-asian="bold"/>
    </style:style>
    <style:style style:name="Heading_20_4" style:display-name="Heading 4" style:family="paragraph" style:parent-style-name="Normal" style:default-outline-level="4">
      <style:paragraph-properties fo:margin-top="0cm" fo:margin-bottom="0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Heading_20_5" style:display-name="Heading 5" style:family="paragraph" style:parent-style-name="Normal" style:default-outline-level="5">
      <style:paragraph-properties fo:margin-top="0cm" fo:margin-bottom="0cm"/>
      <style:text-properties fo:color="#5b9bd5" style:font-name="Calibri" fo:font-size="10pt" style:font-name-asian="Calibri" style:font-size-asian="10pt" style:font-name-complex="Calibri" fo:font-weight="bold" style:font-weight-asian="bold"/>
    </style:style>
    <style:style style:name="Heading_20_6" style:display-name="Heading 6" style:family="paragraph" style:parent-style-name="Normal" style:default-outline-level="6">
      <style:paragraph-properties fo:margin-top="0cm" fo:margin-bottom="0cm"/>
      <style:text-properties fo:font-style="italic" style:font-style-asian="italic" fo:color="#1f4e79" style:font-name="Calibri" fo:font-size="10pt" style:font-name-asian="Calibri" style:font-size-asian="10pt" style:font-name-complex="Calibri"/>
    </style:style>
    <style:style style:name="Heading_20_7" style:display-name="Heading 7" style:family="paragraph" style:parent-style-name="Normal" style:default-outline-level="7">
      <style:paragraph-properties fo:margin-top="0cm" fo:margin-bottom="0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Heading_20_8" style:display-name="Heading 8" style:family="paragraph" style:parent-style-name="Normal" style:default-outline-level="8">
      <style:paragraph-properties fo:margin-top="0cm" fo:margin-bottom="0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Heading_20_9" style:display-name="Heading 9" style:family="paragraph" style:parent-style-name="Normal" style:default-outline-level="9">
      <style:paragraph-properties fo:margin-top="0cm" fo:margin-bottom="0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center" fo:margin-top="0cm" fo:margin-bottom="0cm"/>
      <style:text-properties fo:color="#5b9bd5" style:font-name="Calibri" fo:font-size="12pt" style:font-name-asian="Calibri" style:font-size-asian="12pt" style:font-name-complex="Calibri" fo:font-weight="bold" style:font-weight-asian="bold"/>
    </style:style>
    <style:style style:name="Subtitle" style:family="paragraph" style:parent-style-name="Normal" style:default-outline-level="2">
      <style:paragraph-properties fo:text-align="center" fo:margin-top="0cm" fo:margin-bottom="0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Quote" style:family="paragraph" style:parent-style-name="Normal">
      <style:paragraph-properties fo:margin-top="0cm" fo:margin-bottom="0cm" fo:padding-left="0.529cm" fo:border-left="#0073b9 0.053cm solid" fo:margin-left="0.582cm"/>
      <style:text-properties fo:font-style="italic" style:font-style-asian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margin-top="0cm" fo:padding-bottom="0.141cm" fo:border-bottom="#4f81bd 0.018cm solid" fo:margin-bottom="0cm" fo:margin-left="1.651cm" fo:margin-right="1.651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No_20_Spacing" style:display-name="No Spacing" style:family="paragraph" style:parent-style-name="Normal">
      <style:paragraph-properties fo:margin-top="0cm" fo:margin-bottom="0cm"/>
      <style:text-properties fo:font-style="italic" style:font-style-asian="italic" fo:color="#5b9bd5" style:font-name="Calibri" fo:font-size="11pt" style:font-name-asian="Calibri" style:font-size-asian="11pt" style:font-name-complex="Calibri"/>
    </style:style>
    <style:style style:name="Subtle_20_Emphasis" style:display-name="Subtle Emphasis" style:family="text" style:parent-style-name="Default_20_Paragraph_20_Font">
      <style:text-properties fo:letter-spacing="0.018cm" fo:font-style="italic" style:font-style-asian="italic" fo:color="#5b9bd5" fo:font-weight="bold" style:font-weight-asian="bold"/>
    </style:style>
    <style:style style:name="Emphasis" style:family="text" style:parent-style-name="Default_20_Paragraph_20_Font">
      <style:text-properties fo:letter-spacing="0.018cm" fo:font-style="italic" style:font-style-asian="italic" fo:color="#ed7d31" fo:font-weight="bold" style:font-weight-asian="bold"/>
    </style:style>
    <style:style style:name="Intense_20_Emphasis" style:display-name="Intense Emphasis" style:family="text" style:parent-style-name="Default_20_Paragraph_20_Font">
      <style:text-properties fo:letter-spacing="0.018cm" fo:font-style="italic" style:font-style-asian="italic" fo:color="#a5a5a5" fo:font-weight="bold" style:font-weight-asian="bold"/>
    </style:style>
    <style:style style:name="Strong" style:family="text" style:parent-style-name="Default_20_Paragraph_20_Font">
      <style:text-properties fo:letter-spacing="0.018cm" fo:font-style="italic" style:font-style-asian="italic" fo:color="#ffc000" fo:font-weight="bold" style:font-weight-asian="bold"/>
    </style:style>
    <style:style style:name="Subtle_20_Reference" style:display-name="Subtle Reference" style:family="text" style:parent-style-name="Default_20_Paragraph_20_Font">
      <style:text-properties fo:letter-spacing="0.018cm" fo:font-style="italic" style:font-style-asian="italic" fo:color="#4472c4" fo:font-weight="bold" style:font-weight-asian="bold"/>
    </style:style>
    <style:style style:name="Intense_20_Reference" style:display-name="Intense Reference" style:family="text" style:parent-style-name="Default_20_Paragraph_20_Font">
      <style:text-properties fo:letter-spacing="0.018cm" fo:font-style="italic" style:font-style-asian="italic" fo:color="#70ad47" fo:font-weight="bold" style:font-weight-asian="bold"/>
    </style:style>
    <style:style style:name="Book_20_Title" style:display-name="Book Title" style:family="text" style:parent-style-name="Default_20_Paragraph_20_Font">
      <style:text-properties fo:letter-spacing="0.018cm" fo:font-style="italic" style:font-style-asian="italic" fo:color="#ed7d31" fo:font-weight="bold" style:font-weight-asian="bold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bullet text:bullet-char="●" text:style-name="List1Level1" text:level="2">
        <style:list-level-properties text:space-before="1.905cm" text:min-label-width="0.635cm" fo:text-align="start"/>
      </text:list-level-style-bullet>
      <text:list-level-style-bullet text:bullet-char="●" text:style-name="List1Level2" text:level="3">
        <style:list-level-properties text:min-label-width="3.81cm" text:min-label-distance="0.318cm" fo:text-align="end"/>
      </text:list-level-style-bullet>
      <text:list-level-style-bullet text:bullet-char="●" text:style-name="List1Level3" text:level="4">
        <style:list-level-properties text:space-before="4.445cm" text:min-label-width="0.635cm" fo:text-align="start"/>
      </text:list-level-style-bullet>
      <text:list-level-style-bullet text:bullet-char="●" text:style-name="List1Level4" text:level="5">
        <style:list-level-properties text:space-before="5.715cm" text:min-label-width="0.635cm" fo:text-align="start"/>
      </text:list-level-style-bullet>
      <text:list-level-style-bullet text:bullet-char="●" text:style-name="List1Level5" text:level="6">
        <style:list-level-properties text:min-label-width="7.62cm" text:min-label-distance="0.318cm" fo:text-align="end"/>
      </text:list-level-style-bullet>
      <text:list-level-style-bullet text:bullet-char="●" text:style-name="List1Level6" text:level="7">
        <style:list-level-properties text:space-before="8.255cm" text:min-label-width="0.635cm" fo:text-align="start"/>
      </text:list-level-style-bullet>
      <text:list-level-style-bullet text:bullet-char="●" text:style-name="List1Level7" text:level="8">
        <style:list-level-properties text:space-before="9.525cm" text:min-label-width="0.635cm" fo:text-align="start"/>
      </text:list-level-style-bullet>
      <text:list-level-style-bullet text:bullet-char="●" text:style-name="List1Level8" text:level="9">
        <style:list-level-properties text:min-label-width="11.43cm" text:min-label-distance="0.318cm" fo:text-align="end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7cm" fo:padding-bottom="0cm" fo:margin-bottom="1.27cm" fo:padding-left="0cm" fo:margin-left="3.175cm" fo:padding-right="0cm" fo:margin-right="3.175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